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cannondale endurance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ynapse Carbon 105</text:p>
          </table:table-cell>
          <table:table-cell/>
          <table:table-cell table:formula="of:=OFFSET([.$A$1];(ROW()-1)*7;0)" office:value-type="string" office:string-value="Synapse Carbon 105" calcext:value-type="string">
            <text:p>Synapse Carbon 105</text:p>
          </table:table-cell>
          <table:table-cell table:formula="of:=OFFSET([.$A$2];(ROW()-1)*7;0)" office:value-type="string" office:string-value="2240" calcext:value-type="string">
            <text:p>224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2240</text:p>
          </table:table-cell>
          <table:table-cell/>
          <table:table-cell table:formula="of:=OFFSET([.$A$1];(ROW()-1)*7;0)" office:value-type="string" office:string-value="Synapse Carbon Disc 105" calcext:value-type="string">
            <text:p>Synapse Carbon Disc 105</text:p>
          </table:table-cell>
          <table:table-cell table:formula="of:=OFFSET([.$A$2];(ROW()-1)*7;0)" office:value-type="string" office:string-value="2660" calcext:value-type="string">
            <text:p>266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7;0)" office:value-type="string" office:string-value="Synapse Carbon Disc Ultegra" calcext:value-type="string">
            <text:p>Synapse Carbon Disc Ultegra</text:p>
          </table:table-cell>
          <table:table-cell table:formula="of:=OFFSET([.$A$2];(ROW()-1)*7;0)" office:value-type="string" office:string-value="3730" calcext:value-type="string">
            <text:p>373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ynapse Carbon Disc Ultegra Di2" calcext:value-type="string">
            <text:p>Synapse Carbon Disc Ultegra Di2</text:p>
          </table:table-cell>
          <table:table-cell table:formula="of:=OFFSET([.$A$2];(ROW()-1)*7;0)" office:value-type="string" office:string-value="4800" calcext:value-type="string">
            <text:p>480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Ultegra Di2" calcext:value-type="string">
            <text:p>Ultegra Di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OFFSET([.$A$1];(ROW()-1)*7;0)" office:value-type="string" office:string-value="Synapse Carbon Tiagra" calcext:value-type="string">
            <text:p>Synapse Carbon Tiagra</text:p>
          </table:table-cell>
          <table:table-cell table:formula="of:=OFFSET([.$A$2];(ROW()-1)*7;0)" office:value-type="string" office:string-value="1840" calcext:value-type="string">
            <text:p>184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Tiagra" calcext:value-type="string">
            <text:p>Tiag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ynapse Carbon Ultegra 3" calcext:value-type="string">
            <text:p>Synapse Carbon Ultegra 3</text:p>
          </table:table-cell>
          <table:table-cell table:formula="of:=OFFSET([.$A$2];(ROW()-1)*7;0)" office:value-type="string" office:string-value="3200" calcext:value-type="string">
            <text:p>320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ynapse Carbon Ultegra 4" calcext:value-type="string">
            <text:p>Synapse Carbon Ultegra 4</text:p>
          </table:table-cell>
          <table:table-cell table:formula="of:=OFFSET([.$A$2];(ROW()-1)*7;0)" office:value-type="string" office:string-value="2660" calcext:value-type="string">
            <text:p>266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Synapse Carbon Disc 105</text:p>
          </table:table-cell>
          <table:table-cell/>
          <table:table-cell table:formula="of:=OFFSET([.$A$1];(ROW()-1)*7;0)" office:value-type="string" office:string-value="Synapse Claris" calcext:value-type="string">
            <text:p>Synapse Claris</text:p>
          </table:table-cell>
          <table:table-cell table:formula="of:=OFFSET([.$A$2];(ROW()-1)*7;0)" office:value-type="string" office:string-value="870" calcext:value-type="string">
            <text:p>87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formula="of:=OFFSET([.$A$5];(ROW()-1)*7;0)" office:value-type="string" office:string-value="Claris" calcext:value-type="string">
            <text:p>Claris</text:p>
          </table:table-cell>
        </table:table-row>
        <table:table-row table:style-name="ro1">
          <table:table-cell table:style-name="ce2" office:value-type="string" calcext:value-type="string">
            <text:p>2660</text:p>
          </table:table-cell>
          <table:table-cell/>
          <table:table-cell table:formula="of:=OFFSET([.$A$1];(ROW()-1)*7;0)" office:value-type="string" office:string-value="Synapse Disc 105" calcext:value-type="string">
            <text:p>Synapse Disc 105</text:p>
          </table:table-cell>
          <table:table-cell table:formula="of:=OFFSET([.$A$2];(ROW()-1)*7;0)" office:value-type="string" office:string-value="1570" calcext:value-type="string">
            <text:p>157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formula="of:=OFFSET([.$A$5];(ROW()-1)*7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7;0)" office:value-type="string" office:string-value="Synapse Disc Adventure" calcext:value-type="string">
            <text:p>Synapse Disc Adventure</text:p>
          </table:table-cell>
          <table:table-cell table:formula="of:=OFFSET([.$A$2];(ROW()-1)*7;0)" office:value-type="string" office:string-value="2130" calcext:value-type="string">
            <text:p>213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formula="of:=OFFSET([.$A$5];(ROW()-1)*7;0)" office:value-type="string" office:string-value="SRAM Rival" calcext:value-type="string">
            <text:p>SRAM Rival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ynapse Disc Tiagra" calcext:value-type="string">
            <text:p>Synapse Disc Tiagra</text:p>
          </table:table-cell>
          <table:table-cell table:formula="of:=OFFSET([.$A$2];(ROW()-1)*7;0)" office:value-type="string" office:string-value="1250" calcext:value-type="string">
            <text:p>125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formula="of:=OFFSET([.$A$5];(ROW()-1)*7;0)" office:value-type="string" office:string-value="Tiagra" calcext:value-type="string">
            <text:p>Tiag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OFFSET([.$A$1];(ROW()-1)*7;0)" office:value-type="string" office:string-value="Synapse Hi-MOD Disc Black Inc." calcext:value-type="string">
            <text:p>Synapse Hi-MOD Disc Black Inc.</text:p>
          </table:table-cell>
          <table:table-cell table:formula="of:=OFFSET([.$A$2];(ROW()-1)*7;0)" office:value-type="string" office:string-value="9590" calcext:value-type="string">
            <text:p>959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Dura-Ace Di2" calcext:value-type="string">
            <text:p>Dura-Ace Di2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ynapse Hi-MOD Disc RED" calcext:value-type="string">
            <text:p>Synapse Hi-MOD Disc RED</text:p>
          </table:table-cell>
          <table:table-cell table:formula="of:=OFFSET([.$A$2];(ROW()-1)*7;0)" office:value-type="string" office:string-value="7460" calcext:value-type="string">
            <text:p>746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SRAM Red" calcext:value-type="string">
            <text:p>SRAM Red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ynapse Hi-MOD Disc Ultegra" calcext:value-type="string">
            <text:p>Synapse Hi-MOD Disc Ultegra</text:p>
          </table:table-cell>
          <table:table-cell table:formula="of:=OFFSET([.$A$2];(ROW()-1)*7;0)" office:value-type="string" office:string-value="5330" calcext:value-type="string">
            <text:p>533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Synapse Carbon Disc Ultegra</text:p>
          </table:table-cell>
          <table:table-cell/>
          <table:table-cell table:formula="of:=OFFSET([.$A$1];(ROW()-1)*7;0)" office:value-type="string" office:string-value="Synapse Hi-MOD Dura Ace" calcext:value-type="string">
            <text:p>Synapse Hi-MOD Dura Ace</text:p>
          </table:table-cell>
          <table:table-cell table:formula="of:=OFFSET([.$A$2];(ROW()-1)*7;0)" office:value-type="string" office:string-value="5860" calcext:value-type="string">
            <text:p>586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formula="of:=OFFSET([.$A$5];(ROW()-1)*7;0)" office:value-type="string" office:string-value="Dura-Ace" calcext:value-type="string">
            <text:p>Dura-Ace</text:p>
          </table:table-cell>
        </table:table-row>
        <table:table-row table:style-name="ro1">
          <table:table-cell table:style-name="ce2" office:value-type="string" calcext:value-type="string">
            <text:p>3730</text:p>
          </table:table-cell>
          <table:table-cell/>
          <table:table-cell table:formula="of:=OFFSET([.$A$1];(ROW()-1)*7;0)" office:value-type="string" office:string-value="Synapse Sora" calcext:value-type="string">
            <text:p>Synapse Sora</text:p>
          </table:table-cell>
          <table:table-cell table:formula="of:=OFFSET([.$A$2];(ROW()-1)*7;0)" office:value-type="string" office:string-value="1030" calcext:value-type="string">
            <text:p>103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formula="of:=OFFSET([.$A$5];(ROW()-1)*7;0)" office:value-type="string" office:string-value="Sora" calcext:value-type="string">
            <text:p>Sora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Carbon Disc Ultegra Di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4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Carbon Tiagra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Carbon Ultegra 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Carbon Ultegra 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Clari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8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Disc 10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Disc Adventur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RAM Rival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Disc Tiagra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Hi-MOD Disc Black Inc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9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Hi-MOD Disc R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7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RAM Red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Hi-MOD Disc Ultegra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Hi-MOD Dura Ac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58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ynapse Sora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5"/>
        </table:table-row>
        <table:table-row table:style-name="ro1" table:number-rows-repeated="10484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alues only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ynapse Carbon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isc 105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isc Ulteg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isc Ultegra Di2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Tiag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Ultegra 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Ultegra 4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i-MOD Disc Black Inc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i-MOD Disc RED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i-MOD Disc Ulteg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i-MOD Dura Ac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224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266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373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480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184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M 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nap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ri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isc 105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isc Adventur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isc Tiag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ora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v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8"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0:01:31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3T00:06:33.127000000</dc:date>
    <meta:editing-duration>PT15M15S</meta:editing-duration>
    <meta:editing-cycles>6</meta:editing-cycles>
    <meta:generator>LibreOffice/5.0.5.2$Windows_X86_64 LibreOffice_project/55b006a02d247b5f7215fc6ea0fde844b30035b3</meta:generator>
    <meta:document-statistic meta:table-count="2" meta:cell-count="194" meta:object-count="0"/>
  </office:meta>
</office:document-meta>
</file>